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E1F000016E30AC2E7CD.wmf"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ucida Grande" svg:font-family="'Lucida Grande', Ari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0368in" table:align="margins" style:writing-mode="lr-tb"/>
    </style:style>
    <style:style style:name="Table1.A" style:family="table-column">
      <style:table-column-properties style:column-width="1.575in" style:rel-column-width="2268*"/>
    </style:style>
    <style:style style:name="Table1.B" style:family="table-column">
      <style:table-column-properties style:column-width="0.7188in" style:rel-column-width="1035*"/>
    </style:style>
    <style:style style:name="Table1.C" style:family="table-column">
      <style:table-column-properties style:column-width="0.7431in" style:rel-column-width="1070*"/>
    </style:style>
    <style:style style:name="Table1.1" style:family="table-row">
      <style:table-row-properties style:min-row-height="0.2083in" fo:keep-together="auto"/>
    </style:style>
    <style:style style:name="Table1.A1" style:family="table-cell">
      <style:table-cell-properties style:vertical-align="bottom" fo:padding-left="0.075in" fo:padding-right="0.075in" fo:padding-top="0in" fo:padding-bottom="0in" fo:border="0.5pt solid #000000" style:writing-mode="lr-tb"/>
    </style:style>
    <style:style style:name="Table1.A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792in" fo:margin-left="-0.0785in" table:align="left" style:writing-mode="lr-tb"/>
    </style:style>
    <style:style style:name="Table2.A" style:family="table-column">
      <style:table-column-properties style:column-width="0.825in"/>
    </style:style>
    <style:style style:name="Table2.B" style:family="table-column">
      <style:table-column-properties style:column-width="0.6875in"/>
    </style:style>
    <style:style style:name="Table2.C" style:family="table-column">
      <style:table-column-properties style:column-width="0.875in"/>
    </style:style>
    <style:style style:name="Table2.D" style:family="table-column">
      <style:table-column-properties style:column-width="0.1875in"/>
    </style:style>
    <style:style style:name="Table2.F" style:family="table-column">
      <style:table-column-properties style:column-width="0.5625in"/>
    </style:style>
    <style:style style:name="Table2.I" style:family="table-column">
      <style:table-column-properties style:column-width="1.0625in"/>
    </style:style>
    <style:style style:name="Table2.J" style:family="table-column">
      <style:table-column-properties style:column-width="0.7542in"/>
    </style:style>
    <style:style style:name="Table2.1" style:family="table-row">
      <style:table-row-properties style:min-row-height="0.2493in" fo:keep-together="always"/>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1868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 style:family="table-row">
      <style:table-row-properties style:min-row-height="0.2083in" fo:keep-together="always"/>
    </style:style>
    <style:style style:name="P1" style:family="paragraph" style:parent-style-name="Standard">
      <style:paragraph-properties fo:line-height="200%"/>
    </style:style>
    <style:style style:name="P2" style:family="paragraph" style:parent-style-name="Standard">
      <style:paragraph-properties fo:line-height="200%" style:text-autospace="none">
        <style:tab-stops>
          <style:tab-stop style:position="0.25in"/>
          <style:tab-stop style:position="0.3752in"/>
        </style:tab-stops>
      </style:paragraph-properties>
    </style:style>
    <style:style style:name="P3" style:family="paragraph" style:parent-style-name="Standard">
      <style:paragraph-properties fo:line-height="200%" style:text-autospace="none">
        <style:tab-stops>
          <style:tab-stop style:position="0.0626in"/>
          <style:tab-stop style:position="0.3752in"/>
        </style:tab-stops>
      </style:paragraph-properties>
    </style:style>
    <style:style style:name="P4" style:family="paragraph" style:parent-style-name="Standard">
      <style:paragraph-properties fo:line-height="200%" style:text-autospace="none"/>
    </style:style>
    <style:style style:name="P5" style:family="paragraph" style:parent-style-name="Standard">
      <style:paragraph-properties fo:line-height="200%"/>
      <style:text-properties style:font-name="Arial" fo:font-size="11pt" style:font-size-asian="11pt" style:font-name-complex="Arial" style:font-size-complex="11pt"/>
    </style:style>
    <style:style style:name="P6" style:family="paragraph" style:parent-style-name="Standard">
      <style:text-properties style:font-name="Arial" fo:font-size="11pt" style:font-name-asian="Times New Roman" style:font-size-asian="11pt" style:font-name-complex="Arial" style:font-size-complex="11pt"/>
    </style:style>
    <style:style style:name="P7" style:family="paragraph" style:parent-style-name="Standard">
      <style:paragraph-properties fo:text-align="center" style:justify-single-word="false"/>
      <style:text-properties style:font-name="Arial" fo:font-size="11pt" style:font-name-asian="Times New Roman" style:font-size-asian="11pt" style:font-name-complex="Arial" style:font-size-complex="11pt"/>
    </style:style>
    <style:style style:name="P8" style:family="paragraph" style:parent-style-name="Standard">
      <style:text-properties style:font-name="Arial" fo:font-size="11pt" fo:font-style="italic" style:font-name-asian="Times New Roman" style:font-size-asian="11pt" style:font-style-asian="italic" style:font-name-complex="Arial" style:font-size-complex="11pt"/>
    </style:style>
    <style:style style:name="P9" style:family="paragraph" style:parent-style-name="Standard">
      <style:paragraph-properties fo:line-height="200%"/>
      <style:text-properties style:font-name="Arial" fo:font-size="11pt" fo:font-weight="bold" style:font-size-asian="11pt" style:font-weight-asian="bold" style:font-name-complex="Arial" style:font-size-complex="11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11" style:family="paragraph" style:parent-style-name="Standard">
      <style:text-properties style:font-name="Arial" fo:font-size="10pt" style:font-name-asian="Times New Roman" style:font-size-asian="10pt" style:font-name-complex="Arial" style:font-size-complex="10pt"/>
    </style:style>
    <style:style style:name="P12" style:family="paragraph" style:parent-style-name="Standard">
      <style:paragraph-properties fo:text-align="center" style:justify-single-word="false"/>
      <style:text-properties style:font-name="Arial" fo:font-size="10pt" style:font-name-asian="Times New Roman" style:font-size-asian="10pt" style:font-name-complex="Arial" style:font-size-complex="10pt"/>
    </style:style>
    <style:style style:name="P13" style:family="paragraph" style:parent-style-name="Standard">
      <style:text-properties fo:color="#000000" style:font-name="Arial" fo:font-size="11pt" style:font-name-asian="Times New Roman" style:font-size-asian="11pt" style:font-name-complex="Arial" style:font-size-complex="11pt" style:font-weight-complex="bold"/>
    </style:style>
    <style:style style:name="P14" style:family="paragraph" style:parent-style-name="Standard">
      <style:paragraph-properties fo:text-align="center" style:justify-single-word="false"/>
      <style:text-properties fo:color="#000000" style:font-name="Arial" fo:font-size="11pt" style:font-name-asian="Times New Roman" style:font-size-asian="11pt" style:font-name-complex="Arial" style:font-size-complex="11pt"/>
    </style:style>
    <style:style style:name="P15"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16" style:family="paragraph" style:parent-style-name="Standard">
      <style:paragraph-properties fo:line-height="200%"/>
      <style:text-properties fo:language="en" fo:country="US" style:language-asian="en" style:country-asian="US"/>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Standard">
      <style:paragraph-properties fo:line-height="200%" fo:break-before="page"/>
      <style:text-properties fo:font-size="16pt" fo:font-weight="bold" style:font-size-asian="16pt" style:font-weight-asian="bold" style:font-size-complex="16pt"/>
    </style:style>
    <style:style style:name="P19" style:family="paragraph" style:parent-style-name="Standard">
      <style:paragraph-properties fo:margin-left="0in" fo:margin-right="0in" fo:line-height="200%" fo:text-indent="0.5in" style:auto-text-indent="false"/>
    </style:style>
    <style:style style:name="P20" style:family="paragraph" style:parent-style-name="Standard">
      <style:paragraph-properties fo:margin-left="0in" fo:margin-right="0in" fo:margin-top="0in" fo:margin-bottom="0.1665in" style:contextual-spacing="false" fo:line-height="200%" fo:text-indent="0.5in" style:auto-text-indent="false"/>
    </style:style>
    <style:style style:name="P21" style:family="paragraph" style:parent-style-name="Standard">
      <style:paragraph-properties fo:margin-left="-0.0752in" fo:margin-right="0in" fo:text-align="center" style:justify-single-word="false" fo:text-indent="0in" style:auto-text-indent="false"/>
      <style:text-properties style:font-name="Arial" fo:font-size="11pt" style:font-name-asian="Times New Roman" style:font-size-asian="11pt" style:font-name-complex="Arial" style:font-size-complex="11pt"/>
    </style:style>
    <style:style style:name="P22" style:family="paragraph" style:parent-style-name="Standard">
      <style:paragraph-properties fo:margin-left="-0.0752in" fo:margin-right="0in" fo:text-align="center" style:justify-single-word="false" fo:text-indent="0in" style:auto-text-indent="false"/>
      <style:text-properties style:font-name="Arial" fo:font-size="10pt" style:font-name-asian="Times New Roman" style:font-size-asian="10pt" style:font-name-complex="Arial" style:font-size-complex="10pt"/>
    </style:style>
    <style:style style:name="P23" style:family="paragraph" style:parent-style-name="Standard">
      <style:paragraph-properties fo:margin-top="0in" fo:margin-bottom="0.1665in" style:contextual-spacing="false" fo:line-height="200%"/>
    </style:style>
    <style:style style:name="P24" style:family="paragraph" style:parent-style-name="Standard">
      <style:paragraph-properties fo:margin-left="0.25in" fo:margin-right="0in" fo:text-indent="-0.25in" style:auto-text-indent="false"/>
    </style:style>
    <style:style style:name="P25" style:family="paragraph" style:parent-style-name="Standard">
      <style:paragraph-properties fo:margin-left="0.25in" fo:margin-right="0in" fo:orphans="0" fo:widows="0" fo:text-indent="-0.25in" style:auto-text-indent="false" style:text-autospace="none"/>
    </style:style>
    <style:style style:name="P26" style:family="paragraph" style:parent-style-name="Standard">
      <style:paragraph-properties fo:margin-left="0.25in" fo:margin-right="0in" fo:text-indent="-0.25in" style:auto-text-indent="false" style:text-autospace="none"/>
    </style:style>
    <style:style style:name="P27" style:family="paragraph" style:parent-style-name="Standard">
      <style:paragraph-properties fo:margin-left="0.25in" fo:margin-right="0in" fo:text-indent="-0.25in" style:auto-text-indent="false"/>
      <style:text-properties style:font-name="Arial" fo:font-size="11pt" style:font-size-asian="11pt" style:font-name-complex="Arial" style:font-size-complex="11pt"/>
    </style:style>
    <style:style style:name="P28" style:family="paragraph" style:parent-style-name="Standard" style:master-page-name="Standard">
      <style:paragraph-properties style:page-number="auto"/>
    </style:style>
    <style:style style:name="P29" style:family="paragraph" style:parent-style-name="Heading_20_1">
      <style:paragraph-properties fo:margin-top="0in" fo:margin-bottom="0in" style:contextual-spacing="false" fo:line-height="200%" fo:keep-together="auto" fo:keep-with-next="auto"/>
      <style:text-properties fo:color="#000000"/>
    </style:style>
    <style:style style:name="P30" style:family="paragraph" style:parent-style-name="Heading_20_1">
      <style:paragraph-properties fo:margin-top="0in" fo:margin-bottom="0in" style:contextual-spacing="false" fo:line-height="200%"/>
      <style:text-properties fo:color="#000000"/>
    </style:style>
    <style:style style:name="P31" style:family="paragraph" style:parent-style-name="Heading_20_1">
      <style:paragraph-properties fo:margin-left="0in" fo:margin-right="0in" fo:margin-top="0in" fo:margin-bottom="0in" style:contextual-spacing="false" fo:line-height="200%" fo:keep-together="auto" fo:text-indent="0.5in" style:auto-text-indent="false" fo:keep-with-next="auto"/>
    </style:style>
    <style:style style:name="P32" style:family="paragraph" style:parent-style-name="Heading_20_2">
      <style:paragraph-properties fo:margin-top="0in" fo:margin-bottom="0in" style:contextual-spacing="false" fo:line-height="200%"/>
    </style:style>
    <style:style style:name="P33" style:family="paragraph" style:parent-style-name="Heading_20_2">
      <style:paragraph-properties fo:margin-top="0in" fo:margin-bottom="0in" style:contextual-spacing="false" fo:line-height="200%" style:text-autospace="none"/>
    </style:style>
    <style:style style:name="P34" style:family="paragraph" style:parent-style-name="Heading_20_2">
      <style:paragraph-properties fo:margin-top="0in" fo:margin-bottom="0in" style:contextual-spacing="false" fo:line-height="200%" style:text-autospace="none">
        <style:tab-stops>
          <style:tab-stop style:position="0.0626in"/>
          <style:tab-stop style:position="0.3752in"/>
        </style:tab-stops>
      </style:paragraph-properties>
    </style:style>
    <style:style style:name="P35" style:family="paragraph" style:parent-style-name="Heading_20_2">
      <style:paragraph-properties fo:margin-top="0in" fo:margin-bottom="0.1665in" style:contextual-spacing="false" fo:line-height="200%"/>
    </style:style>
    <style:style style:name="P36" style:family="paragraph" style:parent-style-name="Footer">
      <style:paragraph-properties fo:text-align="center" style:justify-single-word="false"/>
    </style:style>
    <style:style style:name="T1" style:family="text">
      <style:text-properties style:font-name="Arial" style:font-name-complex="Arial"/>
    </style:style>
    <style:style style:name="T2" style:family="text">
      <style:text-properties style:font-name="Arial" fo:font-weight="normal" style:font-weight-asian="normal" style:font-name-complex="Arial"/>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style:font-size-asian="11pt" style:font-name-complex="Arial" style:font-size-complex="11pt" style:font-weight-complex="bold"/>
    </style:style>
    <style:style style:name="T5" style:family="text">
      <style:text-properties style:font-name="Arial" fo:font-size="11pt" fo:font-weight="bold" style:font-size-asian="11pt" style:font-weight-asian="bold" style:font-name-complex="Arial" style:font-size-complex="11pt"/>
    </style:style>
    <style:style style:name="T6" style:family="text">
      <style:text-properties style:font-name="Arial" fo:font-size="11pt" fo:font-weight="bold" style:font-name-asian="MS Gothic" style:font-size-asian="11pt" style:font-weight-asian="bold" style:font-name-complex="Arial" style:font-size-complex="11pt" style:font-weight-complex="bold"/>
    </style:style>
    <style:style style:name="T7" style:family="text">
      <style:text-properties style:font-name="Arial" fo:font-size="11pt" style:text-underline-style="solid" style:text-underline-width="auto" style:text-underline-color="font-color" style:font-size-asian="11pt" style:font-name-complex="Arial" style:font-size-complex="11pt"/>
    </style:style>
    <style:style style:name="T8" style:family="text">
      <style:text-properties style:font-name="Arial" fo:font-size="11pt" style:font-name-asian="MS Gothic" style:font-size-asian="11pt" style:font-name-complex="Arial" style:font-size-complex="11pt" style:font-weight-complex="bold"/>
    </style:style>
    <style:style style:name="T9" style:family="text">
      <style:text-properties style:font-name="Arial" fo:font-size="11pt" fo:font-style="italic" style:font-size-asian="11pt" style:font-style-asian="italic" style:font-name-complex="Arial" style:font-size-complex="11pt"/>
    </style:style>
    <style:style style:name="T10" style:family="text">
      <style:text-properties style:font-name="Arial" fo:font-size="11pt" fo:font-style="italic" style:font-name-asian="MS Gothic" style:font-size-asian="11pt" style:font-style-asian="italic" style:font-name-complex="Arial" style:font-size-complex="11pt" style:font-weight-complex="bold"/>
    </style:style>
    <style:style style:name="T11" style:family="text">
      <style:text-properties style:font-name="Arial" fo:font-size="11pt" fo:font-style="italic" style:font-name-asian="Times New Roman" style:font-size-asian="11pt" style:font-style-asian="italic" style:font-name-complex="Arial" style:font-size-complex="11pt"/>
    </style:style>
    <style:style style:name="T12" style:family="text">
      <style:text-properties style:font-name="Arial" fo:font-size="11pt" style:font-name-asian="Times New Roman" style:font-size-asian="11pt" style:font-name-complex="Arial" style:font-size-complex="11pt"/>
    </style:style>
    <style:style style:name="T13" style:family="text">
      <style:text-properties style:font-name="Arial" fo:font-size="11pt" fo:language="en" fo:country="CA" fo:font-weight="bold" style:font-size-asian="11pt" style:language-asian="fr" style:country-asian="CA" style:font-weight-asian="bold" style:font-name-complex="Arial" style:font-size-complex="11pt" style:font-weight-complex="bold"/>
    </style:style>
    <style:style style:name="T14" style:family="text">
      <style:text-properties style:font-name="Arial" fo:font-size="11pt" fo:language="en" fo:country="CA" style:font-size-asian="11pt" style:language-asian="fr" style:country-asian="CA" style:font-name-complex="Arial" style:font-size-complex="11pt"/>
    </style:style>
    <style:style style:name="T15" style:family="text">
      <style:text-properties style:font-name="Arial" fo:font-size="11pt" fo:background-color="#ffff00" style:font-size-asian="11pt" style:font-name-complex="Arial" style:font-size-complex="11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style:font-name-asian="Times New Roman" style:font-size-asian="10pt" style:font-name-complex="Arial" style:font-size-complex="10pt"/>
    </style:style>
    <style:style style:name="T18" style:family="text">
      <style:text-properties style:font-name="Arial" fo:font-size="16pt" fo:font-weight="bold" style:font-size-asian="16pt" style:font-weight-asian="bold" style:font-name-complex="Arial" style:font-size-complex="16pt"/>
    </style:style>
    <style:style style:name="T19" style:family="text">
      <style:text-properties fo:color="#000000"/>
    </style:style>
    <style:style style:name="T20" style:family="text">
      <style:text-properties fo:color="#000000" style:font-name="Arial" fo:font-size="11pt" fo:font-weight="normal" style:font-size-asian="11pt" style:font-weight-asian="normal" style:font-name-complex="Arial" style:font-size-complex="11pt"/>
    </style:style>
    <style:style style:name="T21" style:family="text">
      <style:text-properties fo:color="#000000" style:font-name="Arial" fo:font-size="11pt" fo:font-weight="normal" fo:background-color="#ffff00" style:font-size-asian="11pt" style:font-weight-asian="normal" style:font-name-complex="Arial" style:font-size-complex="11pt"/>
    </style:style>
    <style:style style:name="T22" style:family="text">
      <style:text-properties fo:color="#000000" style:font-name="Arial" fo:font-size="11pt" style:font-size-asian="11pt" style:font-name-complex="Arial" style:font-size-complex="11pt"/>
    </style:style>
    <style:style style:name="T23" style:family="text">
      <style:text-properties fo:color="#000000" fo:font-weight="normal" style:font-weight-asian="normal"/>
    </style:style>
    <style:style style:name="T24" style:family="text">
      <style:text-properties style:text-position="super 58%" style:font-name="Arial" fo:font-size="11pt" style:font-size-asian="11pt" style:font-name-complex="Arial" style:font-size-complex="11pt"/>
    </style:style>
    <style:style style:name="T25" style:family="text">
      <style:text-properties style:text-position="super 58%" style:font-name="Arial" fo:font-size="11pt" style:font-size-asian="11pt" style:font-name-complex="Arial" style:font-size-complex="11pt" style:font-weight-complex="bold"/>
    </style:style>
    <style:style style:name="T26" style:family="text">
      <style:text-properties style:text-position="super 58%" style:font-name="Arial" fo:font-size="10pt" style:font-size-asian="10pt" style:font-name-complex="Arial" style:font-size-complex="10pt"/>
    </style:style>
    <style:style style:name="T27" style:family="text">
      <style:text-properties style:text-position="super 58%" style:font-name="Arial" fo:font-size="10pt" style:font-name-asian="Times New Roman" style:font-size-asian="10pt" style:font-name-complex="Arial" style:font-size-complex="10pt"/>
    </style:style>
    <style:style style:name="T28" style:family="text">
      <style:text-properties fo:color="#000000" style:font-name="Arial" fo:font-size="11pt" style:font-size-asian="11pt" style:font-name-complex="Arial" style:font-size-complex="11pt"/>
    </style:style>
    <style:style style:name="T29" style:family="text">
      <style:text-properties fo:color="#000000" style:font-name="Arial" fo:font-size="11pt" style:font-size-asian="11pt" style:font-name-complex="Arial" style:font-size-complex="11pt" style:font-weight-complex="bold"/>
    </style:style>
    <style:style style:name="T30" style:family="text">
      <style:text-properties fo:color="#000000" style:font-name="Arial" fo:font-size="11pt" fo:font-weight="bold" style:font-size-asian="11pt" style:font-weight-asian="bold" style:font-name-complex="Arial" style:font-size-complex="11pt"/>
    </style:style>
    <style:style style:name="T31" style:family="text">
      <style:text-properties fo:color="#000000" style:font-name="Arial" fo:font-size="11pt" fo:font-weight="bold" style:font-size-asian="11pt" style:font-weight-asian="bold" style:font-name-complex="Arial" style:font-size-complex="11pt" style:font-weight-complex="bold"/>
    </style:style>
    <style:style style:name="T32" style:family="text">
      <style:text-properties fo:color="#000000" style:font-name="Arial" fo:font-size="11pt" style:text-underline-style="solid" style:text-underline-width="auto" style:text-underline-color="font-color" style:font-size-asian="11pt" style:font-name-complex="Arial" style:font-size-complex="11pt"/>
    </style:style>
    <style:style style:name="T33" style:family="text">
      <style:text-properties fo:color="#000000" style:font-name="Arial" fo:font-size="11pt" style:font-name-asian="Times New Roman" style:font-size-asian="11pt" style:font-name-complex="Arial" style:font-size-complex="11pt"/>
    </style:style>
    <style:style style:name="T34" style:family="text">
      <style:text-properties fo:color="#000000" style:font-name="Arial" fo:font-size="11pt" style:font-name-asian="Times New Roman" style:font-size-asian="11pt" style:font-name-complex="Arial" style:font-size-complex="11pt" style:font-weight-complex="bold"/>
    </style:style>
    <style:style style:name="T35" style:family="text">
      <style:text-properties fo:color="#000000" style:font-name="Arial" fo:font-size="11pt" fo:font-style="italic" style:font-name-asian="Times New Roman" style:font-size-asian="11pt" style:font-style-asian="italic" style:font-name-complex="Arial" style:font-size-complex="11pt"/>
    </style:style>
    <style:style style:name="T36" style:family="text">
      <style:text-properties fo:color="#000000" style:font-name="Arial" fo:font-size="10pt" style:font-size-asian="10pt" style:font-name-complex="Arial" style:font-size-complex="10pt"/>
    </style:style>
    <style:style style:name="T37" style:family="text">
      <style:text-properties style:text-position="sub 58%" style:font-name="Arial" fo:font-size="11pt" fo:font-style="italic" style:font-size-asian="11pt" style:font-style-asian="italic" style:font-name-complex="Arial" style:font-size-complex="11pt"/>
    </style:style>
    <style:style style:name="T38" style:family="text">
      <style:text-properties style:text-position="sub 58%" style:font-name="Arial" fo:font-size="11pt" fo:font-style="italic" style:font-name-asian="MS Gothic" style:font-size-asian="11pt" style:font-style-asian="italic" style:font-name-complex="Arial" style:font-size-complex="11pt" style:font-weight-complex="bold"/>
    </style:style>
    <style:style style:name="T39" style:family="text">
      <style:text-properties style:text-position="sub 58%" style:font-name="Arial" fo:font-size="11pt" style:font-size-asian="11pt" style:font-name-complex="Arial" style:font-size-complex="11pt"/>
    </style:style>
    <style:style style:name="T40" style:family="text">
      <style:text-properties fo:language="en" fo:country="CA" style:language-asian="fr" style:country-asian="CA" style:font-name-complex="Cambria"/>
    </style:style>
    <style:style style:name="T41" style:family="text">
      <style:text-properties style:font-name="Times New Roman" style:font-name-asian="Times New Roman" style:font-name-complex="Times New Roman"/>
    </style:style>
    <style:style style:name="T42" style:family="text">
      <style:text-properties style:font-name="Times New Roman" fo:font-size="24pt" style:letter-kerning="true" style:font-name-asian="Times New Roman" style:font-size-asian="24pt" style:font-name-complex="Times New Roman" style:font-size-complex="24pt"/>
    </style:style>
    <style:style style:name="fr1" style:family="graphic" style:parent-style-name="Frame">
      <style:graphic-properties fo:margin-left="0.1252in" fo:margin-right="0in"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8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Strong_20_Emphasis"><text:span text:style-name="T1">Whole exome sequencing of distant relatives drawn from multiplex families identifies novel potentially damaging variants for oral clefts</text:span></text:span></text:p>
      <text:p text:style-name="Standard"><text:span text:style-name="Strong_20_Emphasis"><text:span text:style-name="T1"/></text:span></text:p>
      <text:p text:style-name="Standard"><text:span text:style-name="Strong_20_Emphasis"><text:span text:style-name="T2">Bureau A, Parker MM, Ruczinski I, Bailey-Wilson JE, Marazita ML, Murray JC, Mangold E, Noethan M, Cropp C, Hetmanski JB, Scott A, (someone from CIDR)… Beaty TH (order of authors to be determined)</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Abstract</text:span></text:span></text:p>
      <text:p text:style-name="P1"><text:span text:style-name="Strong_20_Emphasis"><text:span text:style-name="T3"/></text:span></text:p>
      <text:p text:style-name="P1"><text:span text:style-name="T3">Background : At least a dozen different genes have been <text:s/>confirmed as genetic risk factors for oral clefts in association studies, human linkage studies have shown several different chromosomal regions yield evidence of harboring causal genes and animal models have additional genes as good candidates. However, causal variants in these genes remain largely unknown, and comprehensive genomic sequencing studies may aid in identifying potentially causal variants and identify additional causal genes for oral clefts, a group of craniofacial malformations with an extremely complex and heterogeneous etiology.. We conducted a whole exome sequencing (WES) study using distant relatives drawn from multiplex cleft families to search for causal genes.</text:span></text:p>
      <text:p text:style-name="P1"><text:span text:style-name="T3">Methods: Two or three distant relatives from 54 multiplex families ascertained through non-syndromic oral clefts from four distinct populations were sequenced. Rare single nucleotide variants (SNVs) in a long list of candidate genes (Jugessar et al. 2009) were searched for SNVs shared between distant affected relatives. Inferences about causality were based on the probability of sharing rare variants between affected relatives given the pedigree structure.</text:span></text:p>
      <text:p text:style-name="P1"><text:span text:style-name="T3">Results: Five novel, potentially damaging SNVs shared by affected distant relatives were detected. One damaging SNV in the gene CDH1, shared by three affected second cousins in a single family, attained significant evidence of co-segregation with oral cleft (corrected </text:span><text:soft-page-break/><text:span text:style-name="T3">p=0.02). An additional 49 low frequency SNVs (MAF&lt;0.01) were shared by affected relatives among known candidate genes but were not all predicted to be damaging.</text:span></text:p>
      <text:p text:style-name="P1"><text:span text:style-name="T3">Discussion: Whole exome sequencing data for a large number of candidate genes was used to compute exact probabilities of sharing novel and low frequency SNVs using distant affected relatives drawn from multiplex families for oral clefts. <text:s/>Genome-wide marker data validated pedigree structures, suggesting these computed sharing probabilities are accurate. Family based designs offer advantages when identifying causal genes for complex and heterogeneous disorders.</text:span></text:p>
      <text:p text:style-name="P17"/>
      <text:p text:style-name="P29">Introduction:<text:tab/><text:tab/></text:p>
      <text:p text:style-name="P31"><text:span text:style-name="T20">Oral clefts (including cleft lip, cleft palate and cleft lip and palate) are common craniofacial malformations with a complex and heterogeneous etiology, including both genetic and environmental risk factors (Dixon et al. 2011). Both genome-wide linkage and association studies have shown multiple genes play some role in causing oral clefts (Marazita 2012; Mangold et al. 2010), and recently at least a dozen different genes have been identified as genetic risk factors in genome-wide association studies (GWAS), and some of these may be directly causal (Ludwig et al. 2011; Beaty et al. 2013). <text:s/>Association studies have little power to detect rare variants that may be causal in a small fraction of all cases (or their families). <text:s/>Linkage studies have better power to detect regions of the genome harboring rare variants exerting a large effect on risk in a family (perhaps only a small fraction of all families), even if more than one gene acts across different families (termed locus heterogeneity). The statistical signal generated from linkage analysis is inherently less precise, however, and flags larger chromosomal regions as potentially harboring causal gene(s). Under either study design, the specific markers showing statistical evidence are rarely directly causal, rather they either tag unobserved causal variants or are close enough to them to show evidence of co-segregation within families (either as a low estimated recombination fraction or excess allele sharing between affected relative pairs). <text:s/></text:span></text:p>
      <text:p text:style-name="P19"><text:span text:style-name="T3">In this paper, our goal was to identify rare potentially causal variants among a large list of candidate genes for oral clefts [334 autosomal candidate genes for oral clefts assembled by Jugessar et al. (2009)] using whole exome sequencing data from related sets of affected individuals drawn from multiplex families. <text:s/>Our inferences are based on the assumption that rare variants shared between affected relatives drawn from multiplex cleft families originally ascertained for linkage studies may be directly causal. <text:s/>Multiplex families with apparent non-syndromic forms of oral clefts came from four populations (19 German</text:span></text:p>
      <text:p text:style-name="P1"><draw:frame draw:style-name="fr1" draw:name="Frame1" text:anchor-type="paragraph" svg:y="5.7965in" svg:width="3.0366in" draw:z-index="0"><draw:text-box fo:min-height="0.0228in"><table:table table:name="Table1" table:style-name="Table1"><table:table-column table:style-name="Table1.A"/><table:table-column table:style-name="Table1.B"/><table:table-column table:style-name="Table1.C"/><table:table-row table:style-name="Table1.1"><table:table-cell table:style-name="Table1.A1" table:number-columns-spanned="3" office:value-type="string"><text:p text:style-name="P13">Table 1: <text:s/>Ethnic origin of multiplex families used in whole exome sequencing and total number of subjects sequenced.</text:p></table:table-cell><table:covered-table-cell/><table:covered-table-cell/></table:table-row><table:table-row table:style-name="Table1.1"><table:table-cell table:style-name="Table1.A2" office:value-type="string"><text:p text:style-name="P13">Ethnicity</text:p></table:table-cell><table:table-cell table:style-name="Table1.A2" office:value-type="string"><text:p text:style-name="P13">Families</text:p></table:table-cell><table:table-cell table:style-name="Table1.A1" office:value-type="string"><text:p text:style-name="P13">Subjects</text:p></table:table-cell></table:table-row><table:table-row table:style-name="Table1.1"><table:table-cell table:style-name="Table1.A3" office:value-type="string"><text:p text:style-name="P13">Indian</text:p></table:table-cell><table:table-cell table:style-name="Table1.A3" office:value-type="string"><text:p text:style-name="P14">12</text:p></table:table-cell><table:table-cell table:style-name="Table1.C3" office:value-type="string"><text:p text:style-name="P14">26</text:p></table:table-cell></table:table-row><table:table-row table:style-name="Table1.1"><table:table-cell table:style-name="Table1.A3" office:value-type="string"><text:p text:style-name="P13">Filipino</text:p></table:table-cell><table:table-cell table:style-name="Table1.A3" office:value-type="string"><text:p text:style-name="P14">11</text:p></table:table-cell><table:table-cell table:style-name="Table1.C3" office:value-type="string"><text:p text:style-name="P14">22</text:p></table:table-cell></table:table-row><table:table-row table:style-name="Table1.1"><table:table-cell table:style-name="Table1.A3" office:value-type="string"><text:p text:style-name="P13">German</text:p></table:table-cell><table:table-cell table:style-name="Table1.A3" office:value-type="string"><text:p text:style-name="P14">19</text:p></table:table-cell><table:table-cell table:style-name="Table1.C3" office:value-type="string"><text:p text:style-name="P14">38</text:p></table:table-cell></table:table-row><table:table-row table:style-name="Table1.1"><table:table-cell table:style-name="Table1.A3" office:value-type="string"><text:p text:style-name="P13">Syrian</text:p></table:table-cell><table:table-cell table:style-name="Table1.A3" office:value-type="string"><text:p text:style-name="P14">10</text:p></table:table-cell><table:table-cell table:style-name="Table1.C3" office:value-type="string"><text:p text:style-name="P14">22</text:p></table:table-cell></table:table-row><table:table-row table:style-name="Table1.1"><table:table-cell table:style-name="Table1.A3" office:value-type="string"><text:p text:style-name="P13">European-American</text:p></table:table-cell><table:table-cell table:style-name="Table1.A3" office:value-type="string"><text:p text:style-name="P14">1</text:p></table:table-cell><table:table-cell table:style-name="Table1.C3" office:value-type="string"><text:p text:style-name="P14">2</text:p></table:table-cell></table:table-row><table:table-row table:style-name="Table1.1"><table:table-cell table:style-name="Table1.A3" office:value-type="string"><text:p text:style-name="P13">Chinese</text:p></table:table-cell><table:table-cell table:style-name="Table1.A3" office:value-type="string"><text:p text:style-name="P14">2</text:p></table:table-cell><table:table-cell table:style-name="Table1.C3" office:value-type="string"><text:p text:style-name="P14">4</text:p></table:table-cell></table:table-row></table:table></draw:text-box></draw:frame><text:soft-page-break/><text:span text:style-name="T3">families, 10 Syrian families, 11 Filipino families and 12 Indian families), plus two families of Chinese ancestry (one from Shanghai and one from Taiwan) and one European American family. <text:s/>Two or three affected members per family were selected for whole exome sequencing (typically only 2</text:span><text:span text:style-name="T24">o</text:span><text:span text:style-name="T3"> or 3</text:span><text:span text:style-name="T24">o</text:span><text:span text:style-name="T3"> relatives were selected, but some more distant relatives were included). Some families had been genotyped as part of a previous genome-wide linkage screen (Mangold et al. 2009; Wyszynski et al. 2003), but the marker panels varied. Other multiplex families have not been genotyped in any previous study, but were included here because sharing a rare variant between distant relatives could help identify causal genes. </text:span></text:p>
      <text:p text:style-name="P5"/>
      <text:p text:style-name="P1"><text:span text:style-name="T5">Methods</text:span><text:span text:style-name="T3">:<text:tab/></text:span></text:p>
      <text:p text:style-name="P1"><text:span text:style-name="T5">Multiplex cleft families:<text:tab/></text:span><text:span text:style-name="T3">Fifty-five multiplex oral cleft families from five sites [Germany, Philippines, India, Syria plus 2 families from China (Taiwan and Shanghai) and one European American family] were selected because they included affected 2</text:span><text:span text:style-name="T24">o</text:span><text:span text:style-name="T3"> or 3</text:span><text:span text:style-name="T24">o</text:span><text:span text:style-name="T3"> relatives (n.b. 2</text:span><text:span text:style-name="T24">o</text:span><text:span text:style-name="T3"> relatives included half-sibs, avuncular or grandparental pairs; 3</text:span><text:span text:style-name="T24">o</text:span><text:span text:style-name="T3"> relatives included 1</text:span><text:span text:style-name="T24">st</text:span><text:span text:style-name="T3"> cousins and great-avuncular pairs). <text:s/>Some more distant relatives such as 2</text:span><text:span text:style-name="T24">nd</text:span><text:span text:style-name="T3"> cousins and 1</text:span><text:span text:style-name="T24">st</text:span><text:span text:style-name="T3"> cousins once removed were also included for sequencing. <text:s/>One member of </text:span></text:p>
      <text:h text:style-name="P32" text:outline-level="2" text:is-list-header="true"><text:soft-page-break/><text:span text:style-name="T20">an affected relative pair failed, so 114 affected members from 54 families were available for analysis. <text:s/>Fifty-one families contained 2 affected individuals and 4 families included 3 affected individuals each (Table 1). </text:span></text:h>
      <text:p text:style-name="P1"/>
      <text:h text:style-name="P33" text:outline-level="2" text:is-list-header="true"><text:span text:style-name="T22">Genotyping: </text:span><text:span text:style-name="T20">All affected subjects included in the sequencing study were genotyped using the Human OmniExpress SNP array from Illumina as a quality control means for the exome sequence. Genomic DNA was isolated by the original research team, and aliquots of DNA were sent to the Center for Inherited Disease Research (CIDR). Genotypes were called using Illumina’s software package GenomeStudio version 2010.2, Genotyping Module version 1.7.4, GenTrain version 1.0. <text:s/>Six subjects were genotyped in duplicate. SNPs with call rate &lt;98%, with cluster separation value &lt;0.2 or with discrepant genotypes in more than one duplicate pair were removed from all subsequent analyses.</text:span></text:h>
      <text:h text:style-name="P34" text:outline-level="2" text:is-list-header="true"><text:span text:style-name="T28">Library Preparation &amp; Exome Sequence Capture: <text:s/></text:span><text:span text:style-name="T20">DNA fragmentation was performed on 200ng of genomic DNA using a Covaris E210 system, which shears DNA into fragments 150 to 200 bp in length with 3' or 5' overhangs. End repair was performed where 3' to 5' exonuclease activity of enzymes removes 3' overhangs and the polymerase activity fills in the 5' overhangs. An ‘A’ base is then added to the 3' end of the blunt phosphorylated DNA fragments to prepare the DNA fragments for ligation to the sequencing adapters, which have a single ‘T’ base overhang at their 3' end. Ligated fragments are subsequently size selected through purification using SPRI beads and undergo PCR amplification techniques to prepare the ‘libraries’. The Caliper LabChip GX was used for quality control of the libraries to ensure adequate concentration and appropriate fragment size. </text:span></text:h>
      <text:p text:style-name="P2"><text:span text:style-name="T3"><text:tab/>Exon capture was done using the Agilent SureSelect Human All Exon Target Enrichment system, which results in ~51Mb of targeted sequence capture per sample. Under standard </text:span><text:soft-page-break/><text:span text:style-name="T3">procedures, biotinylated RNA oligonucleotides were hybridized with 500ng of the library. <text:s/>Magnetic bead selection was used to capture the resulting RNA-DNA hybrids. RNA is digested and remaining DNA capture PCR-amplified. Sample indexing was introduced at this step. The </text:span><text:span text:style-name="T28">Agilent Bioanalyzer </text:span><text:span text:style-name="T3">(HiSensitivity) </text:span><text:span text:style-name="T28">was used for quality control of adequate fragment sizing and quantity of DNA capture. </text:span></text:p>
      <text:p text:style-name="P3"><text:span text:style-name="T31">DNA Sequencing: <text:s text:c="2"/></text:span><text:span text:style-name="T29">DNA sequencing was performed on an Illumina® HiSeq 2500 instrument using standard protocols for a 100 bp paired-end run. <text:s/>Six </text:span><text:span text:style-name="T3">samples were run in per flowcell, guaranteeing &gt;90-95% completeness at a minimum of 20X coverage.</text:span></text:p>
      <text:p text:style-name="P4"><text:span text:style-name="T30">Variant Calling: <text:s text:c="2"/></text:span><text:span text:style-name="T28">Illumina HiSeq reads were processed through Illumina’s Real-Time Analysis (RTA) software generating base calls and corresponding base call quality scores. Resulting data was aligned to a reference genome with the Burrows-Wheeler Alignment (BWA) tool creating a SAM/BAM file. Post processing of the aligned data includes local realignment around indels, base call quality score recalibration performed by the Genome Analysis Tool Kit (GATK) and flagging of molecular/optical duplicates using software from the Picard program suite. Per sample variant calling will be performed by SAMtools (utilizing base alignment quality). <text:s/>Per sample data quality metrics include (but are not limited to) transition/transversion ratios (ts/tv), percent variants found in dbSNP, concordance and heterozygote sensitivity with previously generated genotyping data, capture specificity and percent of targeted bases covered </text:span><text:span text:style-name="T32">&gt;</text:span><text:span text:style-name="T28">20x. </text:span><text:span text:style-name="T3"><text:tab/></text:span></text:p>
      <text:h text:style-name="P32" text:outline-level="2" text:is-list-header="true"><text:soft-page-break/><text:span text:style-name="T22">Analyzing called variants:<text:tab/></text:span><text:span text:style-name="T20">In this work, we only examined single nucleotide variants (SNVs) in 334 autosomal candidate genes for oral clefts identified in Juggesar et al. (2009). To alleviate the multiple comparisons burden and to focus on potentially causal variants with high penetrance (i.e. variants rare in the general population), the primary analysis was restricted to SNVs not found in the build 137 of dbSNP, were predicted to be damaging based on a Sift score &lt;0.05. In a secondary analysis, we relaxed these criteria to examine all rare and low frequency SNVs in exons and splice junctions with a minor allele frequency (MAF) &lt;0.01 based on the Exome Sequencing Project (ESP) database (esp.gs.washington.edu/drupal/), anda MAF &lt; 0.01 in the </text:span><text:span text:style-name="T21">XXX</text:span><text:span text:style-name="T20"> release of the 1000 Genomes data (www.1000genomes.org). Variants not seen in the 1000 Genomes data were retained in both analyses if their MAF was &lt;0.1 in an internal database of all exomes previously sequenced at CIDR, to distinguish variant calls resulting from technical artifacts.</text:span></text:h>
      <text:p text:style-name="P1"><text:span text:style-name="T6">Assessing evidence for potentially causal SNVs:</text:span><text:span text:style-name="T8"> <text:s text:c="2"/>Evidence that a rare variant may be causing oral clefts was based on sharing of the variant between &gt;2 affected distant relatives. More precisely, we quantified this evidence by computing the exact probability a rare variant would be shared by all affected relatives in a family given it was seen in any one of them, under the null hypothesis of complete absence of linkage and association. For variants seen in only one family, this probability can be interpreted directly as a p-value from a Bernoulli trial. For variants seen in M families and shared by affected relatives in m of them, the p-value is obtained as the sum of the probability of events as or more extreme than the observed sharing between m out of M families.</text:span></text:p>
      <text:p text:style-name="P1"><text:span text:style-name="T6">Rare variant sharing probabilities based on known pedigree structure:</text:span><text:span text:style-name="T8"> Assuming the known pedigree structure is correct and accurately describes all familial relationships between the sequenced affected individuals, implies pedigree founders are unrelated, so these copies of rare variants in two or more relatives are almost certainly identical by descent </text:span><text:soft-page-break/><text:span text:style-name="T8">(IBD). Letting </text:span><text:span text:style-name="T10">C</text:span><text:span text:style-name="T38">i</text:span><text:span text:style-name="T8"> be the number of copies of a rare variant received by sequenced subject </text:span><text:span text:style-name="T10">i</text:span><text:span text:style-name="T8"> out of </text:span><text:span text:style-name="T10">n</text:span><text:span text:style-name="T8"> sequenced subjects, and </text:span><text:span text:style-name="T10">F</text:span><text:span text:style-name="T38">j</text:span><text:span text:style-name="T8"> the event that a founder </text:span><text:span text:style-name="T10">j</text:span><text:span text:style-name="T8"> introduced one copy of the rare variant in the pedigree, then the probability of interest can be expressed as</text:span></text:p>
      <text:p text:style-name="P16"><draw:frame draw:style-name="fr2" draw:name="Image 1" text:anchor-type="as-char" svg:width="6.4953in" svg:height="1.1783in" draw:z-index="1"><draw:image xlink:href="Pictures/2000000900007E1F000016E30AC2E7CD.wmf" xlink:type="simple" xlink:show="embed" xlink:actuate="onLoad"/></draw:frame></text:p>
      <text:p text:style-name="P1"><text:span text:style-name="T3">where the expression on the second line results from our assumption a single copy of the variant existed among the alleles in the </text:span><text:span text:style-name="T9">n</text:span><text:span text:style-name="T37">f</text:span><text:span text:style-name="T3"> founders. The probabilities P[</text:span><text:span text:style-name="T9">F</text:span><text:span text:style-name="T37">j</text:span><text:span text:style-name="T3">] cancel from the numerator and the denominator. Mathematical expressions have been derived for the other terms, namely the probabilities that all sequenced subjects and at least one sequenced subject receive the RV given it was introduced in the pedigree by founder </text:span><text:span text:style-name="T9">j</text:span><text:span text:style-name="T3"> (manuscript in preparation). As an example, for three second cousins shown in Figure 1, the probability P[C</text:span><text:span text:style-name="T39">1</text:span><text:span text:style-name="T3"> = C</text:span><text:span text:style-name="T39">2</text:span><text:span text:style-name="T3"> = C</text:span><text:span text:style-name="T39">3</text:span><text:span text:style-name="T3"> = 1 | F</text:span><text:span text:style-name="T39">j</text:span><text:span text:style-name="T3">] = ((1/2)</text:span><text:span text:style-name="T24">3</text:span><text:span text:style-name="T3">)</text:span><text:span text:style-name="T24">3</text:span><text:span text:style-name="T3"> = 1/512 when j is one of the two great-grandparents (101 or 102 on Figure 1) to all three sequenced subjects, i.e. a probability of (1/2)</text:span><text:span text:style-name="T24">3</text:span><text:span text:style-name="T3"> of transmitting the variant through three meioses to each great-grandchild, raised to the power 3 because the event had happen for all three of them. Other pedigree founders are ancestors of only one of the sequenced subjects, so the probability that they transmit this variant to the three subjects is zero. The probability P[C</text:span><text:span text:style-name="T39">1</text:span><text:span text:style-name="T3"> + C</text:span><text:span text:style-name="T39">2</text:span><text:span text:style-name="T3"> + C</text:span><text:span text:style-name="T39">3</text:span><text:span text:style-name="T3"> </text:span><text:span text:style-name="T7">&gt;</text:span><text:span text:style-name="T3"> 1 | F</text:span><text:span text:style-name="T39">j</text:span><text:span text:style-name="T3">] = 1 - P[C</text:span><text:span text:style-name="T39">1</text:span><text:span text:style-name="T3"> = C</text:span><text:span text:style-name="T39">2</text:span><text:span text:style-name="T3"> = C</text:span><text:span text:style-name="T39">3</text:span><text:span text:style-name="T3"> = 0 | F</text:span><text:span text:style-name="T39">j</text:span><text:span text:style-name="T3">], the event that no sequenced subject receives the variant. The probability of that event is (1-(1/2)</text:span><text:span text:style-name="T24">3</text:span><text:span text:style-name="T3">)</text:span><text:span text:style-name="T24">3</text:span><text:span text:style-name="T3"> = 343/512 for each of the two great-grandparents who need not to transmit the variant to any of their great-grandchildren, 1 – (1/2)</text:span><text:span text:style-name="T24">2</text:span><text:span text:style-name="T3"> = ¼ for each of the three grandparents of one of the sequenced subjects (202, 205 and 207 in Figure 1) and ½ for each of the three parents</text:span> <text:span text:style-name="T3">of one of the sequenced subjects (302, 307 and 309 in Figure 1). Putting all this together gives 2 ((1/2)</text:span><text:span text:style-name="T24">3</text:span><text:span text:style-name="T3">)</text:span><text:span text:style-name="T24">3</text:span><text:span text:style-name="T3"> / (2 (1 – (1-(1/2)</text:span><text:span text:style-name="T24">3</text:span><text:span text:style-name="T3">)</text:span><text:span text:style-name="T24">3</text:span><text:span text:style-name="T3"> ) + 3 (1- (1 – (1/2)</text:span><text:span text:style-name="T24">2</text:span><text:span text:style-name="T3"> )) + 3 ½ )) = 1/745. The above formula is a generalization of the sharing probability </text:span><text:span text:style-name="T4">1/(2</text:span><text:span text:style-name="T25">(D+1)</text:span><text:span text:style-name="T4"> – 1) </text:span><text:span text:style-name="T3">for two subjects, </text:span><text:span text:style-name="T8">where D is the degree </text:span><text:soft-page-break/><text:span text:style-name="T8">of relationship between the two subjects given by Feng et al. (2011) also under the assumption of no IBS without IBD (for example, 1/15 for a pair of first cousins). </text:span></text:p>
      <text:p text:style-name="P1"><text:span text:style-name="T5">Defining the set of rare variants tested </text:span><text:span text:style-name="T3">The lowest possible p-value for a RV seen in only one or very few families always depends on the family structures. The sharing probabilities between sequenced subjects in small or densely inbred families may be high, and so is the potential p-value of a variant being seen only in one such family (for instance, it is 1/7 for a grandparent – grandchild pair). We therefore decided to test the null hypothesis of absence of linkage and association between a SNV and oral clefts only among those variants achieving a sufficiently low p-value if shared by all affected subjects in the family (or families) where they were seen. We set the p-value threshold to 0.05 divided by the number of variants included. We solved this p-value threshold using the RV sharing probabilities based on the reported pedigree structure.</text:span></text:p>
      <text:p text:style-name="P30">Results:</text:p>
      <text:h text:style-name="P32" text:outline-level="2" text:is-list-header="true"><text:span text:style-name="T19">Novel SNVs predicted to be damaging:</text:span><text:span text:style-name="T23"> </text:span><text:span text:style-name="T20">Table 2 lists five</text:span><text:span text:style-name="T22"> </text:span><text:span text:style-name="T20">novel SNVs predicted to be damaging in recognized candidate genes where 2 or 3 affected family members had the same genotype.</text:span> <text:span text:style-name="T20">These shared SNVs</text:span><text:span text:style-name="T22"> </text:span><text:span text:style-name="T20">were among a total of 174 novel variants predicted to damage the ultimate gene product by SIFT score among the 334 autosomal candidate genes. <text:s/>Each of these shared SNVs was checked using the Integrative Genomics Viewer, and all showed good alignment patterns. The shared SNV in FTCD seemed to have poor coverage, however (Figure S1).</text:span></text:h>
      <text:p text:style-name="P1"><text:span text:style-name="T5">Probabilities of rare variant sharing: </text:span><text:span text:style-name="T3">Sharing probabilities based on the reported pedigree structure were computed for all 174 novel variants predicted to be damaging. Fifteen of them had a sharing probability &lt;0.05/15, making them eligible for statistical testing. Only one of these 15 variants was actually shared, the CDH1 variant listed in Table 2. The null probability </text:span><text:soft-page-break/><text:span text:style-name="T3">that a rare variant would be shared by three second cousins is 1/745 = 0.0013 following the computation shown in the Methods section, giving a Bonferroni-adjusted p-value of 0.0013 * 15 = 0.02. </text:span></text:p>
      <text:p text:style-name="P5"/>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C"/>
        <table:table-column table:style-name="Table2.F"/>
        <table:table-column table:style-name="Table2.I"/>
        <table:table-column table:style-name="Table2.J"/>
        <table:table-row table:style-name="Table2.1">
          <table:table-cell table:style-name="Table2.A1" table:number-columns-spanned="10" office:value-type="string">
            <text:p text:style-name="Standard"><text:span text:style-name="T12">Table 2: <text:s/>Novel SNVs predicted to be damaging where the genotype was shared by affected relatives in multiplex cleft families</text:span></text:p>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6">Gene</text:p>
          </table:table-cell>
          <table:table-cell table:style-name="Table2.A2" office:value-type="string">
            <text:p text:style-name="P7">Chr</text:p>
          </table:table-cell>
          <table:table-cell table:style-name="Table2.A2" office:value-type="string">
            <text:p text:style-name="P7">Position (hg19)</text:p>
          </table:table-cell>
          <table:table-cell table:style-name="Table2.A2" office:value-type="string">
            <text:p text:style-name="P21">Ref</text:p>
          </table:table-cell>
          <table:table-cell table:style-name="Table2.A2" office:value-type="string">
            <text:p text:style-name="P21">Al</text:p>
            <text:p text:style-name="P21">t</text:p>
          </table:table-cell>
          <table:table-cell table:style-name="Table2.A2" office:value-type="string">
            <text:p text:style-name="P6">Qual-ity</text:p>
          </table:table-cell>
          <table:table-cell table:style-name="Table2.A2" office:value-type="string">
            <text:p text:style-name="P6">Functional Conseq.</text:p>
          </table:table-cell>
          <table:table-cell table:style-name="Table2.A2" office:value-type="string">
            <text:p text:style-name="P6">SIFT score</text:p>
          </table:table-cell>
          <table:table-cell table:style-name="Table2.A2" office:value-type="string">
            <text:p text:style-name="P6">Type of affected relatives</text:p>
          </table:table-cell>
          <table:table-cell table:style-name="Table2.A1" office:value-type="string">
            <text:p text:style-name="Standard"><text:span text:style-name="T12">Family </text:span></text:p>
          </table:table-cell>
        </table:table-row>
        <table:table-row table:style-name="Table2.3">
          <table:table-cell table:style-name="Table2.A2" office:value-type="string">
            <text:p text:style-name="P8">CDH1</text:p>
          </table:table-cell>
          <table:table-cell table:style-name="Table2.A2" office:value-type="string">
            <text:p text:style-name="P10">16q22.1</text:p>
          </table:table-cell>
          <table:table-cell table:style-name="Table2.A2" office:value-type="string">
            <text:p text:style-name="P12">68857508</text:p>
          </table:table-cell>
          <table:table-cell table:style-name="Table2.A2" office:value-type="string">
            <text:p text:style-name="P22">G</text:p>
          </table:table-cell>
          <table:table-cell table:style-name="Table2.A2" office:value-type="string">
            <text:p text:style-name="P22">T</text:p>
          </table:table-cell>
          <table:table-cell table:style-name="Table2.A2" office:value-type="string">
            <text:p text:style-name="P12">1659</text:p>
          </table:table-cell>
          <table:table-cell table:style-name="Table2.A2" office:value-type="string">
            <text:p text:style-name="P11">Stop/gain</text:p>
          </table:table-cell>
          <table:table-cell table:style-name="Table2.A2" office:value-type="string">
            <text:p text:style-name="P11">0.01</text:p>
          </table:table-cell>
          <table:table-cell table:style-name="Table2.A2" office:value-type="string">
            <text:p text:style-name="Standard"><text:span text:style-name="T17">3 2</text:span><text:span text:style-name="T27">nd</text:span><text:span text:style-name="T17"> cousins</text:span></text:p>
          </table:table-cell>
          <table:table-cell table:style-name="Table2.A1" office:value-type="string">
            <text:p text:style-name="Standard"><text:span text:style-name="T36">15157 </text:span></text:p>
          </table:table-cell>
        </table:table-row>
        <table:table-row table:style-name="Table2.3">
          <table:table-cell table:style-name="Table2.A2" office:value-type="string">
            <text:p text:style-name="P8">FGF8</text:p>
          </table:table-cell>
          <table:table-cell table:style-name="Table2.A2" office:value-type="string">
            <text:p text:style-name="P10">10q24</text:p>
          </table:table-cell>
          <table:table-cell table:style-name="Table2.A2" office:value-type="string">
            <text:p text:style-name="P12">103531236</text:p>
          </table:table-cell>
          <table:table-cell table:style-name="Table2.A2" office:value-type="string">
            <text:p text:style-name="P22">C</text:p>
          </table:table-cell>
          <table:table-cell table:style-name="Table2.A2" office:value-type="string">
            <text:p text:style-name="P22">A</text:p>
          </table:table-cell>
          <table:table-cell table:style-name="Table2.A2" office:value-type="string">
            <text:p text:style-name="P15">1522</text:p>
          </table:table-cell>
          <table:table-cell table:style-name="Table2.A2" office:value-type="string">
            <text:p text:style-name="P11">Nonsynon</text:p>
          </table:table-cell>
          <table:table-cell table:style-name="Table2.A2" office:value-type="string">
            <text:p text:style-name="P11">0.00</text:p>
          </table:table-cell>
          <table:table-cell table:style-name="Table2.A2" office:value-type="string">
            <text:p text:style-name="P11">Grandparent-grandchild</text:p>
          </table:table-cell>
          <table:table-cell table:style-name="Table2.A1" office:value-type="string">
            <text:p text:style-name="Standard"><text:span text:style-name="T17">25324</text:span></text:p>
          </table:table-cell>
        </table:table-row>
        <table:table-row table:style-name="Table2.3">
          <table:table-cell table:style-name="Table2.A2" office:value-type="string">
            <text:p text:style-name="P8">FGFR4</text:p>
          </table:table-cell>
          <table:table-cell table:style-name="Table2.A2" office:value-type="string">
            <text:p text:style-name="P10">5q35.1</text:p>
          </table:table-cell>
          <table:table-cell table:style-name="Table2.A2" office:value-type="string">
            <text:p text:style-name="P12">176524621</text:p>
          </table:table-cell>
          <table:table-cell table:style-name="Table2.A2" office:value-type="string">
            <text:p text:style-name="P22">G</text:p>
          </table:table-cell>
          <table:table-cell table:style-name="Table2.A2" office:value-type="string">
            <text:p text:style-name="P22">C</text:p>
          </table:table-cell>
          <table:table-cell table:style-name="Table2.A2" office:value-type="string">
            <text:p text:style-name="P12">513</text:p>
          </table:table-cell>
          <table:table-cell table:style-name="Table2.A2" office:value-type="string">
            <text:p text:style-name="P11">Nonsynon</text:p>
          </table:table-cell>
          <table:table-cell table:style-name="Table2.A2" office:value-type="string">
            <text:p text:style-name="P11">0.00</text:p>
          </table:table-cell>
          <table:table-cell table:style-name="Table2.A2" office:value-type="string">
            <text:p text:style-name="Standard"><text:span text:style-name="T17">1</text:span><text:span text:style-name="T27">st</text:span><text:span text:style-name="T17"> cousins</text:span></text:p>
          </table:table-cell>
          <table:table-cell table:style-name="Table2.A1" office:value-type="string">
            <text:p text:style-name="Standard"><text:span text:style-name="T17">15160 </text:span></text:p>
          </table:table-cell>
        </table:table-row>
        <table:table-row table:style-name="Table2.3">
          <table:table-cell table:style-name="Table2.A2" office:value-type="string">
            <text:p text:style-name="P8">TRPS1</text:p>
          </table:table-cell>
          <table:table-cell table:style-name="Table2.A2" office:value-type="string">
            <text:p text:style-name="P10">8q24.12</text:p>
          </table:table-cell>
          <table:table-cell table:style-name="Table2.A2" office:value-type="string">
            <text:p text:style-name="P12">116616313</text:p>
          </table:table-cell>
          <table:table-cell table:style-name="Table2.A2" office:value-type="string">
            <text:p text:style-name="P22">T</text:p>
          </table:table-cell>
          <table:table-cell table:style-name="Table2.A2" office:value-type="string">
            <text:p text:style-name="P22">C</text:p>
          </table:table-cell>
          <table:table-cell table:style-name="Table2.A2" office:value-type="string">
            <text:p text:style-name="P12">1073</text:p>
          </table:table-cell>
          <table:table-cell table:style-name="Table2.A2" office:value-type="string">
            <text:p text:style-name="P11">Nonsynon</text:p>
          </table:table-cell>
          <table:table-cell table:style-name="Table2.A2" office:value-type="string">
            <text:p text:style-name="P11">0.00</text:p>
          </table:table-cell>
          <table:table-cell table:style-name="Table2.A2" office:value-type="string">
            <text:p text:style-name="Standard"><text:span text:style-name="T16">Great-avuncular</text:span></text:p>
          </table:table-cell>
          <table:table-cell table:style-name="Table2.A1" office:value-type="string">
            <text:p text:style-name="P11">17106</text:p>
          </table:table-cell>
        </table:table-row>
        <table:table-row table:style-name="Table2.3">
          <table:table-cell table:style-name="Table2.A2" office:value-type="string">
            <text:p text:style-name="P8">FTCD</text:p>
          </table:table-cell>
          <table:table-cell table:style-name="Table2.A2" office:value-type="string">
            <text:p text:style-name="P15">21q22.3</text:p>
          </table:table-cell>
          <table:table-cell table:style-name="Table2.A2" office:value-type="string">
            <text:p text:style-name="P15">47572892</text:p>
          </table:table-cell>
          <table:table-cell table:style-name="Table2.A2" office:value-type="string">
            <text:p text:style-name="P22">A</text:p>
          </table:table-cell>
          <table:table-cell table:style-name="Table2.A2" office:value-type="string">
            <text:p text:style-name="P22">G</text:p>
          </table:table-cell>
          <table:table-cell table:style-name="Table2.A2" office:value-type="string">
            <text:p text:style-name="P15">147</text:p>
          </table:table-cell>
          <table:table-cell table:style-name="Table2.A2" office:value-type="string">
            <text:p text:style-name="P11">Nonsynon</text:p>
          </table:table-cell>
          <table:table-cell table:style-name="Table2.A2" office:value-type="string">
            <text:p text:style-name="P11">0.01</text:p>
          </table:table-cell>
          <table:table-cell table:style-name="Table2.A2" office:value-type="string">
            <text:p text:style-name="Standard"><text:span text:style-name="T16">1</text:span><text:span text:style-name="T26">st</text:span><text:span text:style-name="T16"> cousins (inbred)</text:span></text:p>
          </table:table-cell>
          <table:table-cell table:style-name="Table2.A1" office:value-type="string">
            <text:p text:style-name="P11">28010</text:p>
          </table:table-cell>
        </table:table-row>
      </table:table>
      <text:p text:style-name="P5"/>
      <text:p text:style-name="P1"><text:span text:style-name="T13">Rare and low frequency SNVs</text:span><text:span text:style-name="T14">:<text:tab/>Relaxing the filtering criteria based on MAF in the ESP or 1000 Genomes to include rare (MAF&lt;0.01) SNVs in exons or splice junction, 1024 variants were identified in the 334 autosomal candidate genes, 54 of which were shared</text:span><text:span text:style-name="T40"> </text:span><text:span text:style-name="T14">among affected relatives in all families where they were seen. Among all these variants, the one with the lowest p-value was again the novel SNV in CDH1 reported in Table 2. Three other SNVs had a p&lt;0.01 based on the reported pedigree structure: rs113996429, a synonymous C&gt;T in gene PVR (p=0.004); rs145036350, a nonsynonymous G&gt;A in gene PAX8 (p=0.008); and rs140443314, a nonsynonymous C&gt;A in gene EGFR (p=0.008).</text:span></text:p>
      <text:section text:style-name="Sect1" text:name="Section1">
        <text:p text:style-name="P9"/>
        <text:p text:style-name="P9">Discussion:</text:p>
        <text:p text:style-name="P19"><text:span text:style-name="T3">Whole exome sequencing of distantly related oral cleft cases from multiplex families revealed five novel SNVs predicted to be damaging and shared by two or three distant, affected relatives from the same family. Evidence that a rare SNV may be causal was based on the probability such a SNV would be shared by the two or three affected relatives given it </text:span><text:soft-page-break/><text:span text:style-name="T3">was seen in any one of them, based on the known pedigree structure. By restricting statistical testing to the 15 SNVs with the potential to achieve a sufficiently low p-value, a novel SNV in gene CDH1 yielded significant evidence of co-segregation with oral cleft in a family from India.</text:span></text:p>
        <text:h text:style-name="P35" text:outline-level="2" text:is-list-header="true"><text:span text:style-name="T20"><text:tab/>We must caution, however, unobserved relationships between founders could lead to false positive findings under this strategy since the probability of sharing rare alleles among family members would be higher than calculated based on pedigree structure alone. There is also the possibility that any two families recruited from the same site could actually be related to one another in some unrecognized fashion. Kinship coefficients between affected subjects were estimated from genome-wide markers by applying an estimator robust to population stratification as implemented in the King package (Manichaikul et al., 2010). The families harboring the novel CDH1 SNV as well as SNV rs140443314 belong to the Indian sample. Kinship estimates in that sample were centered around the expected kinship based on degree of relatedness (see Figure S2), with deviations from the expectation compatible with the proportion that two relatives of this degree of relationship actually share. No evidence of relatedness between subjects from distinct Indian families was detected (results not shown). This absence of evidence of unobserved relationships among Indian families validates the reported sharing probabilities. SNVs rs113996429 and rs145036350 were observed in two Syrian families, where cultural and demographic factors make relationships between pedigree founders more likely. Sharing probabilities based on the known pedigree structure may then under-estimate the actual sharing probability.</text:span></text:h>
        <text:p text:style-name="P20"><text:span text:style-name="T3">The number of novel SNVs predicted to be damaging (174 in 334 candidate genes) was too small to undertake an analysis combining all such SNVs in any one gene. In addition to the SNVs reported in Table 2, the genes CDH1, FGFR4, TRPS1 and FTCD each </text:span><text:soft-page-break/><text:span text:style-name="T3">contained one novel SNV predicted to be damaging that was </text:span><text:span text:style-name="T15">not</text:span><text:span text:style-name="T3"> shared by all sequenced affected relatives from a family, and the gene FGF8 contained none. These numbers of rare SNVs predicted to be damaging are small enough that observing that one of them is shared by two or three affected relatives remains an unlikely event.</text:span></text:p>
        <text:p text:style-name="P23"><text:span text:style-name="T3">Examining SNVs from all annotated genes in the genome would have required a much steeper correction for multiple testing, and the corrected p-value for the CDH1 novel SNV reported here would not have been significant. <text:s/>Focusing on 334 established autosomal candidate genes (Juggesar et al. 2009) gives a strong a priori chance that a novel, damaging variants would actually be causal and lowers the threshold for statistical significance. <text:s text:c="2"/></text:span></text:p>
        <text:p text:style-name="P1"><text:span text:style-name="T18">Figure legends</text:span></text:p>
        <text:p text:style-name="P1"><text:span text:style-name="T5">Figure 1: </text:span><text:span text:style-name="T3">Structure of pedigree 15157. Affected subjects are represented by filled symbols. Other subjects are unaffected.</text:span></text:p>
        <text:p text:style-name="P1"><text:span text:style-name="T5">Figure S1: </text:span><text:span text:style-name="T3">Integrative Genomics Viewer display of the five novel SNVs predicted to be damaging shared by all sequenced affected relatives from the same family. </text:span></text:p>
        <text:p text:style-name="P1"><text:span text:style-name="T5">Figure S2: </text:span><text:span text:style-name="T3">Difference between the robust estimate of kinship coefficient based on genome-wide SNP genotypes and the expected kinship coefficient based on pedigree structure for the affected relative pairs from the Indian sample.</text:span></text:p>
        <text:p text:style-name="P18"/>
        <text:p text:style-name="P5">REFERENCES</text:p>
        <text:p text:style-name="P25"><text:span text:style-name="T12">Beaty TH, Taub MA, Scott AF, Murray JC, Marazita ML, Schwender H, Parker MM, Hetmanski JB, Balakrishnan P, Mansilla MA, Mangold E, Ludwig KU, Noethen MM, Rubini M, Elcioglu N, Ruczinski I. <text:s/>2013. Confirming genes influencing risk to cleft lip with/without cleft palate in a case-parent trio study. Human Genet (in press)</text:span></text:p>
        <text:p text:style-name="P25"><text:span text:style-name="T12">Dixon MJ, Marazita ML, Beaty TH, Murray JC. <text:s/>2011 Cleft lip and palate: understanding genetic and environmental influences. Nature Reviews Genetics 12:167-178. </text:span><text:span text:style-name="T11">PMID:21331089</text:span></text:p>
        <text:p text:style-name="P24"><text:span text:style-name="T8">Feng BJ, Tavtigian SV, Southey MC, Goldgar DE. 2011. <text:s/>Design considerations for massively parallel sequencing studies of complex human disease. PLoS One 6, e23221.</text:span><text:span text:style-name="T41"> </text:span><text:span text:style-name="T8">PMID:21850262</text:span></text:p>
        <text:p text:style-name="P24"><text:span text:style-name="T3">Jugessur A, Shi M, Gjessing HK, Lie RT, Wilcox AJ, et al. (2009) Genetic Determinants of Facial Clefting: Analysis of 357 Candidate Genes Using Two National Cleft Studies from Scandinavia. PLoS ONE 4(4): e5385. doi:10.1371/journal.pone.0005385</text:span></text:p>
        <text:p text:style-name="P24"><text:span text:style-name="T33">Ludwig KU, Mangold E, Herms S, Nowak S, Reutter H, Paul A, Becker J, Herberz R, AlChawa T, Nasser E, Bohmer AC, Mattheisen M, Alblas MA, Barth S, Kluck N, Lauster C, Braumann B, Reich RH, Hemprich A, Potzsch S, Blaumeiser B, Daratsianos N, Kreusch T, Murray JC, Marazita ML, Ruczinski I, Scott AF, Beaty TH, Kramer FJ, Wienker TF, Steegers-Theunissen RP, Rubini M, Mossey PA, Hoffmann P, Lange C, Cichon S, Proppin P, Knapp M, Nothen MM. (2012) Genome-wide meta-analyses of nonsyndromic cleft lip with or without cleft palate identify six new risk loci. Nat Genet. 44(9):968-71.doi:10.1038/ng.2360. PMID:</text:span><text:span text:style-name="T35">22863734 </text:span><text:span text:style-name="T34">PMCID: PMC3598617</text:span></text:p>
        <text:p text:style-name="P24"><text:span text:style-name="T3">Mangold E, Ludwig KU, Noethen M. 2011. <text:s/>Breakthroughs in the genetics of orofacial clefting. <text:s/>Trends in Molec Medicine 17:1-9.</text:span></text:p>
        <text:p text:style-name="P24"><text:span text:style-name="T3">Mangold E, Reutter H, Birnbaum S, Walier M, Mattheisen M, Henschke H, Lauster C, Schmidt G, Schiefke F, Reich RH, Scheer M, Hemprich A, Martini M, Braumann B, Krimmel M, Opitz C, Lenz JH, Kramer FJ, Wienker TF, Nöthen MM, Diaz Lacava A. 2009.</text:span><text:span text:style-name="T42"> </text:span><text:span text:style-name="T4">Genome-wide linkage scan of nonsyndromic orofacial clefting in 91 families of central European origin. Am J Med Genet A. 149A:2680-2694. doi: 10.1002/ajmg.a.33136. </text:span></text:p>
        <text:p text:style-name="P24"><text:span text:style-name="T3">Manichaikul A, Mychaleckyj JC, Rich SS, Daly K, Sale M, Chen WM. 2010. Robust relationship inference in genome-wide association studies. Bioinformatics 26:2867-2873</text:span></text:p>
        <text:p text:style-name="P26"><text:span text:style-name="T3">Marazita ML. 2012. <text:s/>The evolution of human genetic studies of cleft lip and cleft palate. <text:s/>Annu. Rev. Genomics Hum. Genet. 13:263–83. 10.1146/annurev-genom-090711-163729</text:span></text:p>
        <text:p text:style-name="P24"><text:span text:style-name="T12">Purcell S, Neale B, Todd-Brown K, Thomas L, Ferreira MAR, Bender D, Maller J, Sklar P, de Bakker PIW, Daly MJ &amp; Sham PC. 2007. <text:s/>PLINK: a toolset for whole-genome association and population-based linkage analysis. Am J Hum Genet. <text:s/>81:559-575</text:span></text:p>
        <text:p text:style-name="P24"><text:span text:style-name="T3">Wyszynski DF, Albacha-Hejazi H, Aldirani M, Hammod M, Shkair H, Karam A, Alashkar J, Holmes TN, Pugh EW, Doheny KF, McIntosh I, Beaty TH, Bailey-Wilson JE. 2003.</text:span><text:span text:style-name="T42"> </text:span><text:span text:style-name="T4">A genome-wide scan for loci predisposing to non-syndromic cleft lip with or without cleft palate in two large Syrian families.</text:span> <text:span text:style-name="T4">Am J Med Genet A. 123A:140-147.</text:span></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Lucida Grande" svg:font-family="'Lucida Grande', Ari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size="12pt" fo:language="en" fo:country="US" style:font-name-asian="MS Mincho"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in" fo:margin-bottom="0.2083in" style:contextual-spacing="true"/>
      <style:text-properties fo:color="#17365d" style:font-name="Calibri" fo:font-size="26pt" fo:letter-spacing="0.0035in" style:letter-kerning="true" style:font-name-asian="MS Gothic" style:font-size-asian="26pt" style:font-name-complex="Times New Roman" style:font-size-complex="26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3335in" fo:margin-bottom="0in" style:contextual-spacing="false" fo:keep-together="always" fo:keep-with-next="always"/>
      <style:text-properties fo:color="#345a8a" style:font-name="Calibri" fo:font-size="16pt" fo:font-weight="bold" style:font-name-asian="MS Gothic"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5in" fo:margin-right="0in" fo:margin-top="0.139in" fo:margin-bottom="0in" style:contextual-spacing="false" fo:keep-together="always" fo:text-indent="0in" style:auto-text-indent="false" fo:keep-with-next="always"/>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libri" fo:font-weight="bold" style:font-name-asian="MS Gothic"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style:font-name="Calibri" fo:font-style="italic" fo:font-weight="bold" style:font-name-asian="MS Gothic"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243f60" style:font-name="Calibri" style:font-name-asian="MS Gothic" style:font-name-complex="Times New Roman"/>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style:font-name="Calibri" fo:font-style="italic" style:font-name-asian="MS Gothic"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style:font-name="Calibri" fo:font-style="italic" style:font-name-asian="MS Gothic"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style:font-name="Calibri" fo:font-size="10pt" style:font-name-asian="MS Gothic"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style:font-name="Calibri" fo:font-size="10pt" fo:font-style="italic" style:font-name-asian="MS Gothic" style:font-size-asian="10pt" style:font-style-asian="italic" style:font-name-complex="Times New Roman" style:font-size-complex="10pt" style:font-style-complex="italic"/>
    </style:style>
    <style:style style:name="Balloon_20_Text" style:display-name="Balloon Text" style:family="paragraph" style:parent-style-name="Standard">
      <style:text-properties style:font-name="Lucida Grande" fo:font-size="9pt" style:font-size-asian="9pt" style:font-name-complex="Lucida Grande" style:font-size-complex="9pt"/>
    </style:style>
    <style:style style:name="Header" style:family="paragraph" style:parent-style-name="Standard" style:class="extra"/>
    <style:style style:name="Footer" style:family="paragraph" style:parent-style-name="Standard" style:class="extra"/>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1" style:family="text">
      <style:text-properties fo:font-weight="bold" style:font-weight-asian="bold"/>
    </style:style>
    <style:style style:name="WW8Num4z1" style:family="text">
      <style:text-properties style:font-name="Arial" fo:font-size="13pt" fo:font-weight="bold" style:font-size-asian="13pt" style:font-weight-asian="bold" style:font-name-complex="Arial" style:font-size-complex="13pt"/>
    </style:style>
    <style:style style:name="WW8Num5z0" style:family="text">
      <style:text-properties fo:font-style="normal" fo:font-weight="normal" style:font-style-asian="normal" style:font-weight-asian="normal"/>
    </style:style>
    <style:style style:name="Default_20_Paragraph_20_Font" style:display-name="Default Paragraph Font" style:family="text"/>
    <style:style style:name="Heading_20_1_20_Char" style:display-name="Heading 1 Char" style:family="text">
      <style:text-properties fo:color="#345a8a" style:font-name="Calibri" fo:font-size="16pt" fo:font-weight="bold" style:font-name-asian="MS Gothic" style:font-size-asian="16pt" style:font-weight-asian="bold" style:font-name-complex="Times New Roman" style:font-size-complex="16pt" style:font-weight-complex="bold"/>
    </style:style>
    <style:style style:name="Heading_20_2_20_Char" style:display-name="Heading 2 Char" style:family="text">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libri" fo:font-weight="bold" style:font-name-asian="MS Gothic" style:font-weight-asian="bold" style:font-name-complex="Times New Roman" style:font-weight-complex="bold"/>
    </style:style>
    <style:style style:name="Heading_20_4_20_Char" style:display-name="Heading 4 Char" style:family="text">
      <style:text-properties fo:color="#4f81bd" style:font-name="Calibri" fo:font-style="italic" fo:font-weight="bold" style:font-name-asian="MS Gothic" style:font-style-asian="italic" style:font-weight-asian="bold" style:font-name-complex="Times New Roman" style:font-style-complex="italic" style:font-weight-complex="bold"/>
    </style:style>
    <style:style style:name="Heading_20_5_20_Char" style:display-name="Heading 5 Char" style:family="text">
      <style:text-properties fo:color="#243f60" style:font-name="Calibri" style:font-name-asian="MS Gothic" style:font-name-complex="Times New Roman"/>
    </style:style>
    <style:style style:name="Heading_20_6_20_Char" style:display-name="Heading 6 Char" style:family="text">
      <style:text-properties fo:color="#243f60" style:font-name="Calibri" fo:font-style="italic" style:font-name-asian="MS Gothic" style:font-style-asian="italic" style:font-name-complex="Times New Roman" style:font-style-complex="italic"/>
    </style:style>
    <style:style style:name="Heading_20_7_20_Char" style:display-name="Heading 7 Char" style:family="text">
      <style:text-properties fo:color="#404040" style:font-name="Calibri" fo:font-style="italic" style:font-name-asian="MS Gothic" style:font-style-asian="italic" style:font-name-complex="Times New Roman" style:font-style-complex="italic"/>
    </style:style>
    <style:style style:name="Heading_20_8_20_Char" style:display-name="Heading 8 Char" style:family="text">
      <style:text-properties fo:color="#404040" style:font-name="Calibri" fo:font-size="10pt" style:font-name-asian="MS Gothic" style:font-size-asian="10pt" style:font-name-complex="Times New Roman" style:font-size-complex="10pt"/>
    </style:style>
    <style:style style:name="Heading_20_9_20_Char" style:display-name="Heading 9 Char" style:family="text">
      <style:text-properties fo:color="#404040" style:font-name="Calibri" fo:font-size="10pt" fo:font-style="italic" style:font-name-asian="MS Gothic" style:font-size-asian="10pt" style:font-style-asian="italic" style:font-name-complex="Times New Roman" style:font-size-complex="10pt" style:font-style-complex="italic"/>
    </style:style>
    <style:style style:name="Balloon_20_Text_20_Char" style:display-name="Balloon Text Char" style:family="text">
      <style:text-properties style:font-name="Lucida Grande" fo:font-size="9pt" style:font-size-asian="9pt" style:font-name-complex="Lucida Grand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Title_20_Char" style:display-name="Title Char" style:family="text">
      <style:text-properties fo:color="#17365d" style:font-name="Calibri" fo:font-size="26pt" fo:letter-spacing="0.0035in" style:letter-kerning="true" style:font-name-asian="MS Gothic" style:font-size-asian="26pt" style:font-name-complex="Times New Roman" style:font-size-complex="2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WW8Num3z1" style:num-suffix="." style:num-format="A" style:num-letter-sync="true">
        <style:list-level-properties text:list-level-position-and-space-mode="label-alignment">
          <style:list-level-label-alignment text:label-followed-by="listtab" fo:margin-left="0.1874in"/>
        </style:list-level-properties>
      </text:outline-level-style>
      <text:outline-level-style text:level="3" style:num-suffix="." style:num-format="1">
        <style:list-level-properties text:list-level-position-and-space-mode="label-alignment">
          <style:list-level-label-alignment text:label-followed-by="listtab" fo:margin-left="1in"/>
        </style:list-level-properties>
      </text:outline-level-style>
      <text:outline-level-style text:level="4" style:num-suffix=")" style:num-format="a" style:num-letter-sync="true">
        <style:list-level-properties text:list-level-position-and-space-mode="label-alignment">
          <style:list-level-label-alignment text:label-followed-by="listtab" fo:margin-left="1.5in"/>
        </style:list-level-properties>
      </text:outline-level-style>
      <text:outline-level-style text:level="5" style:num-prefix="(" style:num-suffix=")" style:num-format="1">
        <style:list-level-properties text:list-level-position-and-space-mode="label-alignment">
          <style:list-level-label-alignment text:label-followed-by="listtab" fo:margin-left="2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2.5in"/>
        </style:list-level-properties>
      </text:outline-level-style>
      <text:outline-level-style text:level="7" style:num-prefix="(" style:num-suffix=")" style:num-format="i">
        <style:list-level-properties text:list-level-position-and-space-mode="label-alignment">
          <style:list-level-label-alignment text:label-followed-by="listtab" fo:margin-left="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3.5in"/>
        </style:list-level-properties>
      </text:outline-level-style>
      <text:outline-level-style text:level="9" style:num-prefix="(" style:num-suffix=")" style:num-format="i">
        <style:list-level-properties text:list-level-position-and-space-mode="label-alignment">
          <style:list-level-label-alignment text:label-followed-by="listtab"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margin-left="0.1874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0008in" fo:margin-left="0.063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016in" fo:text-indent="-0.25in" fo:margin-left="1.001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016in" fo:text-indent="-0.1252in" fo:margin-left="1.5016in"/>
        </style:list-level-properties>
      </text:list-level-style-number>
      <text:list-level-style-number text:level="4" style:num-suffix="." style:num-format="1">
        <style:list-level-properties text:list-level-position-and-space-mode="label-alignment">
          <style:list-level-label-alignment text:label-followed-by="listtab" text:list-tab-stop-position="2.0016in" fo:text-indent="-0.25in" fo:margin-left="2.001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016in" fo:text-indent="-0.25in" fo:margin-left="2.501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016in" fo:text-indent="-0.1252in" fo:margin-left="3.0016in"/>
        </style:list-level-properties>
      </text:list-level-style-number>
      <text:list-level-style-number text:level="7" style:num-suffix="." style:num-format="1">
        <style:list-level-properties text:list-level-position-and-space-mode="label-alignment">
          <style:list-level-label-alignment text:label-followed-by="listtab" text:list-tab-stop-position="3.5016in" fo:text-indent="-0.25in" fo:margin-left="3.501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016in" fo:text-indent="-0.25in" fo:margin-left="4.001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016in" fo:text-indent="-0.1252in" fo:margin-left="4.5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1902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1902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13</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ri Beaty</meta:initial-creator>
    <meta:creation-date>2013-05-21T15:22:00</meta:creation-date>
    <dc:creator>Windows User</dc:creator>
    <dc:date>2013-05-21T15:22:00</dc:date>
    <meta:print-date>2013-04-29T12:36:00</meta:print-date>
    <meta:editing-cycles>2</meta:editing-cycles>
    <meta:editing-duration>P15824DT17H31M44S</meta:editing-duration>
    <meta:document-statistic meta:table-count="2" meta:image-count="1" meta:object-count="0" meta:page-count="13" meta:paragraph-count="135" meta:word-count="3719" meta:character-count="23727" meta:non-whitespace-character-count="20080"/>
    <meta:generator>LibreOffice/4.0.2.2$Linux_X86_64 LibreOffice_project/400m0$Build-2</meta:generator>
  </office:meta>
</office:document-meta>
</file>